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Georgia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style:font-name="Georgia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Georgia" fo:font-size="14pt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style:font-name="Georgia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Georgia" fo:font-style="italic" style:font-style-asian="italic" style:font-style-complex="italic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Georgia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style:font-name="Georgia" fo:font-size="14pt" style:font-size-asian="14pt" style:font-size-complex="14pt"/>
    </style:style>
    <style:style style:name="T1" style:family="text">
      <style:text-properties style:font-name="Georgia"/>
    </style:style>
    <style:style style:name="T2" style:family="text">
      <style:text-properties style:font-name="Georgia" fo:font-style="italic" style:font-style-asian="italic" style:font-style-complex="italic"/>
    </style:style>
    <style:style style:name="T3" style:family="text">
      <style:text-properties officeooo:rsid="00126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t wasn't Meant</text:p>
      <text:p text:style-name="P1"/>
      <text:p text:style-name="P2">to be this way</text:p>
      <text:p text:style-name="P2">sure it ended up this way</text:p>
      <text:p text:style-name="P2">but it wasn't meant</text:p>
      <text:p text:style-name="P2">to turn out like it did.</text:p>
      <text:p text:style-name="P2"/>
      <text:p text:style-name="P2"><text:tab/><text:tab/>Does anyone even believe that?</text:p>
      <text:p text:style-name="P2"/>
      <text:p text:style-name="P2">Who's to say how</text:p>
      <text:p text:style-name="P2">everything would end</text:p>
      <text:p text:style-name="P2">up anymore. I knew</text:p>
      <text:p text:style-name="P2">it wasn't my fault.</text:p>
      <text:p text:style-name="P2"/>
      <text:p text:style-name="P2"><text:tab/><text:tab/>Who's fault was it then, if not me?</text:p>
      <text:p text:style-name="P2"/>
      <text:p text:style-name="P2">She looked at me</text:p>
      <text:p text:style-name="P2">right in the eyes.</text:p>
      <text:p text:style-name="P2">My how her</text:p>
      <text:p text:style-name="P2">sweet eyes were.</text:p>
      <text:p text:style-name="P2"/>
      <text:p text:style-name="P2"><text:tab/><text:tab/>I couldn't tell her the truth.</text:p>
      <text:p text:style-name="P2"/>
      <text:p text:style-name="P2">Wanted to tell</text:p>
      <text:p text:style-name="P2">her everything.</text:p>
      <text:p text:style-name="P2">But just couldn't.</text:p>
      <text:p text:style-name="P2">Ya know?</text:p>
      <text:p text:style-name="P2"/>
      <text:p text:style-name="P2"><text:tab/><text:tab/>She wouldn't have believed me.</text:p>
      <text:p text:style-name="P2"/>
      <text:p text:style-name="P2">We parted ways.</text:p>
      <text:p text:style-name="P2">Nothing was meant</text:p>
      <text:p text:style-name="P2">to last forever.</text:p>
      <text:p text:style-name="P2">Especially love.</text:p>
      <text:p text:style-name="P2"><text:soft-page-break/></text:p>
      <text:p text:style-name="P2"><text:tab/><text:tab/></text:p>
      <text:p text:style-name="P2"/>
      <text:p text:style-name="P2"/>
      <text:p text:style-name="P2"/>
      <text:p text:style-name="P2"><text:tab/><text:tab/>She said she understood.</text:p>
      <text:p text:style-name="P2"/>
      <text:p text:style-name="P2">We kissed a final</text:p>
      <text:p text:style-name="P2">kiss goodbye.</text:p>
      <text:p text:style-name="P2">Talk about</text:p>
      <text:p text:style-name="P2">bittersweet.</text:p>
      <text:p text:style-name="P2"/>
      <text:p text:style-name="P2"><text:tab/><text:tab/>That kiss.</text:p>
      <text:p text:style-name="P2"/>
      <text:p text:style-name="P2">I wasn't one</text:p>
      <text:p text:style-name="P2">for romance.</text:p>
      <text:p text:style-name="P2">It wasn't in</text:p>
      <text:p text:style-name="P2">the cards.</text:p>
      <text:p text:style-name="P2"/>
      <text:p text:style-name="P2"><text:tab/><text:tab/>She tasted sweet.</text:p>
      <text:p text:style-name="P2"/>
      <text:p text:style-name="P2">I wish I could</text:p>
      <text:p text:style-name="P2">have done something</text:p>
      <text:p text:style-name="P2">more. Something</text:p>
      <text:p text:style-name="P2">quite different.</text:p>
      <text:p text:style-name="P2"/>
      <text:p text:style-name="P2"><text:tab/><text:tab/>Like honey.</text:p>
      <text:p text:style-name="P2"/>
      <text:p text:style-name="P2">It ended abruptly.</text:p>
      <text:p text:style-name="P2">Our relationship.</text:p>
      <text:p text:style-name="P2">Almost as quickly</text:p>
      <text:p text:style-name="P2">as it started.</text:p>
      <text:p text:style-name="P2"/>
      <text:p text:style-name="P2"><text:tab/><text:tab/>I miss her.</text:p>
      <text:p text:style-name="P8">I ran away</text:p>
      <text:p text:style-name="P1"/>
      <text:p text:style-name="P2">far into the hills</text:p>
      <text:p text:style-name="P2">someplace where</text:p>
      <text:p text:style-name="P2">I could hide.</text:p>
      <text:p text:style-name="P2"/>
      <text:p text:style-name="P2">It didn't do much,</text:p>
      <text:p text:style-name="P2">for anything, soon</text:p>
      <text:p text:style-name="P2">they would find me.</text:p>
      <text:p text:style-name="P2"/>
      <text:p text:style-name="P2">Oh how stupid I was</text:p>
      <text:p text:style-name="P2">to try and hide</text:p>
      <text:p text:style-name="P2">from everything out there.</text:p>
      <text:p text:style-name="P2"/>
      <text:p text:style-name="P2">It seemed a waste.</text:p>
      <text:p text:style-name="P2">A wasted event of</text:p>
      <text:p text:style-name="P2">my own life.</text:p>
      <text:p text:style-name="P2"/>
      <text:p text:style-name="P2">And still all I could</text:p>
      <text:p text:style-name="P2">do was think about her.</text:p>
      <text:p text:style-name="P2">How I loved her.</text:p>
      <text:p text:style-name="P2"/>
      <text:p text:style-name="P2"><text:tab/><text:tab/><text:tab/>How I needed her.</text:p>
      <text:p text:style-name="P2"/>
      <text:p text:style-name="P2">Talk about a twist</text:p>
      <text:p text:style-name="P2">of fate.</text:p>
      <text:p text:style-name="P2"/>
      <text:p text:style-name="P2"><text:tab/><text:tab/><text:tab/>Was it fate?</text:p>
      <text:p text:style-name="P2"/>
      <text:p text:style-name="P2">I didn't know what</text:p>
      <text:p text:style-name="P2">on earth was happening.</text:p>
      <text:p text:style-name="P2"/>
      <text:p text:style-name="P2"><text:tab/><text:tab/><text:tab/>My head spun around.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I wasn't sure where I was.</text:p>
      <text:p text:style-name="P2">Or when I was.</text:p>
      <text:p text:style-name="P2">A time. A place.</text:p>
      <text:p text:style-name="P2">All gone.</text:p>
      <text:p text:style-name="P2"/>
      <text:p text:style-name="P2"><text:tab/><text:tab/>Such a wasted memory.</text:p>
      <text:p text:style-name="P2"/>
      <text:p text:style-name="P2">She stood there</text:p>
      <text:p text:style-name="P2">in my mind, in</text:p>
      <text:p text:style-name="P2">my fears.</text:p>
      <text:p text:style-name="P2"/>
      <text:p text:style-name="P2"><text:tab/><text:tab/>Would I see her again?</text:p>
      <text:p text:style-name="P2"/>
      <text:p text:style-name="P2">Everything went dark.</text:p>
      <text:p text:style-name="P2">I was no longer.</text:p>
      <text:p text:style-name="P2">In my own body.</text:p>
      <text:p text:style-name="P2"/>
      <text:p text:style-name="P2"><text:tab/><text:tab/>Where was I exactly?</text:p>
      <text:p text:style-name="P8">It was something</text:p>
      <text:p text:style-name="P2"/>
      <text:p text:style-name="P2">I had never seen</text:p>
      <text:p text:style-name="P2">before in my life.</text:p>
      <text:p text:style-name="P2"/>
      <text:p text:style-name="P2"><text:tab/><text:tab/>Had I been abducted?</text:p>
      <text:p text:style-name="P2"/>
      <text:p text:style-name="P2">Pretty lights</text:p>
      <text:p text:style-name="P2">shown around me.</text:p>
      <text:p text:style-name="P2"/>
      <text:p text:style-name="P2"><text:tab/><text:tab/>Seriously, where was I?</text:p>
      <text:p text:style-name="P2"/>
      <text:p text:style-name="P2">An angel</text:p>
      <text:p text:style-name="P2">looked at me.</text:p>
      <text:p text:style-name="P2"/>
      <text:p text:style-name="P2"><text:tab/><text:tab/>She had the face of an angel...</text:p>
      <text:p text:style-name="P2"><text:tab/><text:tab/>was that enough?</text:p>
      <text:p text:style-name="P2"/>
      <text:p text:style-name="P2">She spoke to me.</text:p>
      <text:p text:style-name="P2">In a lovely voice.</text:p>
      <text:p text:style-name="P2"/>
      <text:p text:style-name="P3"><text:span text:style-name="T1"><text:tab/><text:tab/></text:span><text:span text:style-name="T2">Your time is not come.</text:span></text:p>
      <text:p text:style-name="P2"/>
      <text:p text:style-name="P2">I wish I knew</text:p>
      <text:p text:style-name="P2">what she meant.</text:p>
      <text:p text:style-name="P2"/>
      <text:p text:style-name="P3"><text:span text:style-name="T1"><text:tab/><text:tab/></text:span><text:span text:style-name="T2">We will come for you at</text:span></text:p>
      <text:p text:style-name="P6"><text:tab/><text:tab/>a later time.</text:p>
      <text:p text:style-name="P2"/>
      <text:p text:style-name="P2">I woke up.</text:p>
      <text:p text:style-name="P2">Flat on my ass.</text:p>
      <text:p text:style-name="P2">I felt different.</text:p>
      <text:p text:style-name="P2">Odd.</text:p>
      <text:p text:style-name="P2">Strange.</text:p>
      <text:p text:style-name="P8">Laying in my bed</text:p>
      <text:p text:style-name="P1"/>
      <text:p text:style-name="P1">I looked around</text:p>
      <text:p text:style-name="P1">there was nothing</text:p>
      <text:p text:style-name="P1">to behold of my trip</text:p>
      <text:p text:style-name="P1">wow, what kind of thing</text:p>
      <text:p text:style-name="P1">was that?</text:p>
      <text:p text:style-name="P1">I didn't have</text:p>
      <text:p text:style-name="P1">a clue.</text:p>
      <text:p text:style-name="P1">The angel...</text:p>
      <text:p text:style-name="P1">if that's what she</text:p>
      <text:p text:style-name="P1">could be called...</text:p>
      <text:p text:style-name="P1">didn't say much</text:p>
      <text:p text:style-name="P1">to me more.</text:p>
      <text:p text:style-name="P1">Just that</text:p>
      <text:p text:style-name="P1">I could</text:p>
      <text:p text:style-name="P1">have a</text:p>
      <text:p text:style-name="P1">second</text:p>
      <text:p text:style-name="P1">chance</text:p>
      <text:p text:style-name="P1">if</text:p>
      <text:p text:style-name="P1">I</text:p>
      <text:p text:style-name="P1">wanted</text:p>
      <text:p text:style-name="P1">it.</text:p>
      <text:p text:style-name="P1">So</text:p>
      <text:p text:style-name="P1">strange.</text:p>
      <text:p text:style-name="P8">Looking at the clock</text:p>
      <text:p text:style-name="P1"><text:s/></text:p>
      <text:p text:style-name="P2">I noticed something odd.</text:p>
      <text:p text:style-name="P2">That date must have been</text:p>
      <text:p text:style-name="P2">off right?</text:p>
      <text:p text:style-name="P3"/>
      <text:p text:style-name="P2"><text:tab/><text:tab/>A year ago.</text:p>
      <text:p text:style-name="P2"><text:tab/><text:tab/>How was that to be?</text:p>
      <text:p text:style-name="P2"><text:tab/><text:tab/>Had I really traveled.</text:p>
      <text:p text:style-name="P2"><text:tab/><text:tab/>To the past?</text:p>
      <text:p text:style-name="P3"/>
      <text:p text:style-name="P2">There was only</text:p>
      <text:p text:style-name="P2">one way to</text:p>
      <text:p text:style-name="P2">find out.</text:p>
      <text:p text:style-name="P3"/>
      <text:p text:style-name="P2"><text:tab/><text:tab/>Picking up the phone</text:p>
      <text:p text:style-name="P2"><text:tab/><text:tab/>I dialed her number</text:p>
      <text:p text:style-name="P2"><text:tab/><text:tab/>expecting her</text:p>
      <text:p text:style-name="P2"><text:tab/><text:tab/>not to answer.</text:p>
      <text:p text:style-name="P3"/>
      <text:p text:style-name="P2">The line picked up.</text:p>
      <text:p text:style-name="P3"/>
      <text:p text:style-name="P3"><text:span text:style-name="T1"><text:tab/><text:tab/></text:span><text:span text:style-name="T2">Hello?</text:span></text:p>
      <text:p text:style-name="P3"/>
      <text:p text:style-name="P2">Oh my how could this be?</text:p>
      <text:p text:style-name="P2">It was her voice.</text:p>
      <text:p text:style-name="P2">All over again.</text:p>
      <text:p text:style-name="P3"/>
      <text:p text:style-name="P6"><text:tab/><text:tab/>Oh Jonny, I was</text:p>
      <text:p text:style-name="P6"><text:tab/><text:tab/>thinking about you.</text:p>
      <text:p text:style-name="P6"><text:tab/><text:tab/>Wanna come over?</text:p>
      <text:p text:style-name="P3"/>
      <text:p text:style-name="P2">It couldn't be true.</text:p>
      <text:p text:style-name="P2">Could it?</text:p>
      <text:p text:style-name="P3"><text:soft-page-break/></text:p>
      <text:p text:style-name="P3"/>
      <text:p text:style-name="P6"><text:tab/><text:tab/>Oh an hour?</text:p>
      <text:p text:style-name="P6"><text:tab/><text:tab/>Sounds good.</text:p>
      <text:p text:style-name="P3"/>
      <text:p text:style-name="P2">The line went dead.</text:p>
      <text:p text:style-name="P2">My face was pale.</text:p>
      <text:p text:style-name="P2">How could this be?</text:p>
      <text:p text:style-name="P3"/>
      <text:p text:style-name="P2">She wouldn't have</text:p>
      <text:p text:style-name="P2">talked to me had</text:p>
      <text:p text:style-name="P2">it not been the past.</text:p>
      <text:p text:style-name="P3"/>
      <text:p text:style-name="P2">My how did this happen?</text:p>
      <text:p text:style-name="P2">How was I able to live</text:p>
      <text:p text:style-name="P2">the past over again?</text:p>
      <text:p text:style-name="P3"/>
      <text:p text:style-name="P2">Looking to the sky,</text:p>
      <text:p text:style-name="P2">I thanked the angel</text:p>
      <text:p text:style-name="P2">for her gift.</text:p>
      <text:p text:style-name="P3"/>
      <text:p text:style-name="P2">Now all I had to do</text:p>
      <text:p text:style-name="P2">was meet my girl</text:p>
      <text:p text:style-name="P2">and not screw things up</text:p>
      <text:p text:style-name="P2">again.</text:p>
      <text:p text:style-name="P3"/>
      <text:p text:style-name="P2">Grabbing a towel</text:p>
      <text:p text:style-name="P2">I ran for the bathroom</text:p>
      <text:p text:style-name="P2">had to make myself</text:p>
      <text:p text:style-name="P2">presentable for her.</text:p>
      <text:p text:style-name="P8">It was winter</text:p>
      <text:p text:style-name="P3"/>
      <text:p text:style-name="P2">late winter of '07.</text:p>
      <text:p text:style-name="P2">Frost and snow</text:p>
      <text:p text:style-name="P2">fought for control</text:p>
      <text:p text:style-name="P2">over the land.</text:p>
      <text:p text:style-name="P3"/>
      <text:p text:style-name="P2">Susan would be</text:p>
      <text:p text:style-name="P2">there at her house,</text:p>
      <text:p text:style-name="P2">waiting for me.</text:p>
      <text:p text:style-name="P3"/>
      <text:p text:style-name="P2">Everything was perfect.</text:p>
      <text:p text:style-name="P3"/>
      <text:p text:style-name="P2">Well as perfect</text:p>
      <text:p text:style-name="P2">as I imagined it.</text:p>
      <text:p text:style-name="P2">Nothing was ever right.</text:p>
      <text:p text:style-name="P3"/>
      <text:p text:style-name="P2">Knocking on her door.</text:p>
      <text:p text:style-name="P2">So many memories</text:p>
      <text:p text:style-name="P2">flooded through my mind.</text:p>
      <text:p text:style-name="P3"/>
      <text:p text:style-name="P2">Her smile and blond hair</text:p>
      <text:p text:style-name="P2">those ruby red lips</text:p>
      <text:p text:style-name="P2">her curves</text:p>
      <text:p text:style-name="P2">in all the right places.</text:p>
      <text:p text:style-name="P3"/>
      <text:p text:style-name="P2">My how good she looked.</text:p>
      <text:p text:style-name="P2">Had it really been that long</text:p>
      <text:p text:style-name="P2">ago that she looked this good?</text:p>
      <text:p text:style-name="P3"/>
      <text:p text:style-name="P2">I think the d<text:span text:style-name="T3">r</text:span>ugs</text:p>
      <text:p text:style-name="P2">must have done</text:p>
      <text:p text:style-name="P2">something to her.</text:p>
      <text:p text:style-name="P2">Damn doctors.</text:p>
      <text:p text:style-name="P3"><text:soft-page-break/></text:p>
      <text:p text:style-name="P2">I couldn't tell her</text:p>
      <text:p text:style-name="P2">all the things I had</text:p>
      <text:p text:style-name="P2">experienced</text:p>
      <text:p text:style-name="P2">the pain was too much.</text:p>
      <text:p text:style-name="P3"/>
      <text:p text:style-name="P2">We embraced.</text:p>
      <text:p text:style-name="P2">Her perfume,</text:p>
      <text:p text:style-name="P2">her hair,</text:p>
      <text:p text:style-name="P2">all perfect.</text:p>
      <text:p text:style-name="P3"/>
      <text:p text:style-name="P6"><text:tab/><text:tab/>Woah tiger,</text:p>
      <text:p text:style-name="P6"><text:tab/><text:tab/>quite a hug, you okay?</text:p>
      <text:p text:style-name="P3"/>
      <text:p text:style-name="P2">Yeah, everything</text:p>
      <text:p text:style-name="P2">was okay again</text:p>
      <text:p text:style-name="P2">for s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date>2018-05-19T10:26:55.075356666</dc:date>
    <meta:editing-cycles>4</meta:editing-cycles>
    <meta:editing-duration>PT45M57S</meta:editing-duration>
    <meta:generator>LibreOffice/5.1.1.3$MacOSX_X86_64 LibreOffice_project/89f508ef3ecebd2cfb8e1def0f0ba9a803b88a6d</meta:generator>
    <meta:document-statistic meta:table-count="0" meta:image-count="0" meta:object-count="0" meta:page-count="10" meta:paragraph-count="217" meta:word-count="727" meta:character-count="3544" meta:non-whitespace-character-count="2950"/>
    <meta:template xlink:type="simple" xlink:actuate="onRequest" xlink:title="Normal.dotm" xlink:href=""/>
  </office:meta>
</office:document-meta>
</file>